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1.499cm"/>
        </style:tab-stops>
      </style:paragraph-properties>
      <style:text-properties fo:font-size="13pt" style:font-size-asian="13pt" style:font-size-complex="13pt"/>
    </style:style>
    <style:style style:name="P2" style:family="paragraph" style:parent-style-name="Standard">
      <style:paragraph-properties fo:text-align="center" style:justify-single-word="false">
        <style:tab-stops>
          <style:tab-stop style:position="1.499cm"/>
        </style:tab-stops>
      </style:paragraph-properties>
      <style:text-properties fo:font-size="13pt" style:font-size-asian="13pt" style:font-size-complex="13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499cm"/>
        </style:tab-stops>
      </style:paragraph-properties>
      <style:text-properties fo:font-size="13pt" style:font-size-asian="13pt" style:font-size-complex="13pt"/>
    </style:style>
    <style:style style:name="P4" style:family="paragraph" style:parent-style-name="Standard" style:list-style-name="L1">
      <style:paragraph-properties fo:text-align="justify" style:justify-single-word="false">
        <style:tab-stops>
          <style:tab-stop style:position="1.499cm"/>
        </style:tab-stops>
      </style:paragraph-properties>
      <style:text-properties fo:font-size="13pt" style:font-size-asian="13pt" style:font-size-complex="13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.499cm"/>
        </style:tab-stops>
      </style:paragraph-properties>
      <style:text-properties fo:font-size="13pt" officeooo:paragraph-rsid="00206dd8" style:font-size-asian="13pt" style:font-size-complex="13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1.499cm"/>
        </style:tab-stops>
      </style:paragraph-properties>
      <style:text-properties fo:font-size="13pt" officeooo:paragraph-rsid="00241561" style:font-size-asian="13pt" style:font-size-complex="13pt"/>
    </style:style>
    <style:style style:name="P7" style:family="paragraph" style:parent-style-name="Standard" style:list-style-name="L2">
      <style:paragraph-properties fo:text-align="justify" style:justify-single-word="false"/>
      <style:text-properties fo:font-size="13pt" style:font-size-asian="13pt" style:font-size-complex="13pt"/>
    </style:style>
    <style:style style:name="P8" style:family="paragraph" style:parent-style-name="Standard">
      <style:paragraph-properties fo:text-align="center" style:justify-single-word="false">
        <style:tab-stops>
          <style:tab-stop style:position="1.499cm"/>
        </style:tab-stops>
      </style:paragraph-properties>
      <style:text-properties fo:font-size="13pt" style:font-size-asian="13pt" style:font-size-complex="13pt"/>
    </style:style>
    <style:style style:name="P9" style:family="paragraph" style:parent-style-name="Standard" style:list-style-name="L1">
      <style:paragraph-properties fo:text-align="justify" style:justify-single-word="false">
        <style:tab-stops>
          <style:tab-stop style:position="1.499cm"/>
        </style:tab-stops>
      </style:paragraph-properties>
      <style:text-properties fo:font-size="13pt" fo:language="ru" fo:country="RU" style:font-size-asian="13pt" style:language-asian="zxx" style:country-asian="none" style:font-size-complex="13pt" style:language-complex="zxx" style:country-complex="none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fo:font-size="13pt" officeooo:rsid="001c4410" officeooo:paragraph-rsid="00205cd9" style:font-size-asian="13pt" style:font-size-complex="13pt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fo:font-size="13pt" officeooo:rsid="001b7844" officeooo:paragraph-rsid="00205cd9" style:font-size-asian="13pt" style:font-size-complex="13pt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fo:font-size="13pt" officeooo:paragraph-rsid="00205cd9" style:font-size-asian="13pt" style:font-size-complex="13pt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  <style:text-properties fo:font-size="13pt" officeooo:rsid="00281567" officeooo:paragraph-rsid="00205cd9" style:font-size-asian="13pt" style:font-size-complex="13pt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/>
      <style:text-properties fo:font-size="13pt" officeooo:rsid="00205cd9" officeooo:paragraph-rsid="00205cd9" style:font-size-asian="13pt" style:font-size-complex="13pt"/>
    </style:style>
    <style:style style:name="T1" style:family="text">
      <style:text-properties fo:language="ru" fo:country="RU" style:language-asian="zxx" style:country-asian="none" style:language-complex="zxx" style:country-complex="none"/>
    </style:style>
    <style:style style:name="T2" style:family="text">
      <style:text-properties fo:language="ru" fo:country="RU" officeooo:rsid="0026887a" style:language-asian="zxx" style:country-asian="none" style:language-complex="zxx" style:country-complex="none"/>
    </style:style>
    <style:style style:name="T3" style:family="text">
      <style:text-properties officeooo:rsid="00205cd9"/>
    </style:style>
    <style:style style:name="T4" style:family="text">
      <style:text-properties officeooo:rsid="00206dd8"/>
    </style:style>
    <style:style style:name="T5" style:family="text">
      <style:text-properties officeooo:rsid="0020a488"/>
    </style:style>
    <style:style style:name="T6" style:family="text">
      <style:text-properties officeooo:rsid="0021a25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ПО Бакалавры</text:p>
      <text:p text:style-name="P11"/>
      <text:p text:style-name="P12">Лабораторная работа № <text:span text:style-name="T3">6</text:span></text:p>
      <text:p text:style-name="P12">“<text:span text:style-name="T3">Реализация приложения по ведению распределённой БД</text:span>”</text:p>
      <text:p text:style-name="P12"/>
      <text:p text:style-name="P13">по дисциплине</text:p>
      <text:p text:style-name="P10">“Проектирование приложений баз данных”</text:p>
      <text:p text:style-name="P10"/>
      <text:p text:style-name="P10"/>
      <text:p text:style-name="P14">Задание</text:p>
      <text:p text:style-name="P14"/>
      <text:p text:style-name="P6"><text:tab/><text:span text:style-name="T4">Реализовать функционирование ВСЕХ экранных форм приложения, созданного в лабораторной работе № 5. Требования к интерфейсу приложения, средствам разработки и процедуре тестирования остаются прежними. <text:s/></text:span><text:span text:style-name="T2">При защите работы в ОБЯЗАТЕЛЬНОМ порядке иметь сданную практическую работу № 2.</text:span></text:p>
      <text:p text:style-name="P5"><text:span text:style-name="T1"><text:tab/></text:span></text:p>
      <text:p text:style-name="P5"><text:span text:style-name="T1"/></text:p>
      <text:p text:style-name="P2"><text:tab/><text:span text:style-name="T5">Содержание о</text:span>тчёт<text:span text:style-name="T5">а</text:span></text:p>
      <text:p text:style-name="P2"/>
      <text:list xml:id="list3848198629" text:style-name="L1">
        <text:list-item>
          <text:p text:style-name="P4">Постановка задачи.</text:p>
        </text:list-item>
        <text:list-item>
          <text:p text:style-name="P4">Концептуальная модель.</text:p>
        </text:list-item>
        <text:list-item>
          <text:p text:style-name="P4">Список ограничений целостности</text:p>
        </text:list-item>
        <text:list-item>
          <text:p text:style-name="P4">Макеты экранных форм <text:span text:style-name="T6">(по одной каждого вида)</text:span></text:p>
        </text:list-item>
        <text:list-item>
          <text:p text:style-name="P4">SQL‑скрипт для генерации базы данных</text:p>
        </text:list-item>
        <text:list-item>
          <text:p text:style-name="P4">Фрагмент программы, раскрывающий работу одной из форм, <text:span text:style-name="T1">построенной по принципу “главный-подчинённый”.</text:span></text:p>
        </text:list-item>
        <text:list-item>
          <text:p text:style-name="P9">Фрагмент программы, раскрывающий работу одной из справочных форм.</text:p>
        </text:list-item>
      </text:list>
      <text:p text:style-name="P1"/>
      <text:p text:style-name="P1"/>
      <text:p text:style-name="P2"><text:s/>Вопросы на защиту</text:p>
      <text:p text:style-name="P2"/>
      <text:list xml:id="list1515544079" text:style-name="L2">
        <text:list-item>
          <text:p text:style-name="P7">Выполнение запросов к СУБД с использованием компонента QSqlQuery. Передача параметров запросу.</text:p>
        </text:list-item>
        <text:list-item>
          <text:p text:style-name="P7">Обработка результатов выполнения запроса к СУБД с использованием компонента QSqlQuery. Навигация по набору данных. Получение значений из набора данных.</text:p>
        </text:list-item>
        <text:list-item>
          <text:p text:style-name="P7">Понятие модели в Qt. Основные принципы работы и программирования моделей.</text:p>
        </text:list-item>
        <text:list-item>
          <text:p text:style-name="P7">Модель QSqlTableModel. Получение набора данных. Получение данных из набора. Фильтрация набора.</text:p>
        </text:list-item>
        <text:list-item>
          <text:p text:style-name="P7">Модель QSqlTableModel. Добавление, удаление и изменение данных в модели. Основные сигналы, генерируемые моделью.</text:p>
        </text:list-item>
        <text:list-item>
          <text:p text:style-name="P7">Модель QSqlQueryModel. Основные принципы работы с моделью.</text:p>
        </text:list-item>
        <text:list-item>
          <text:p text:style-name="P7">Компоненты представления в Qt. Настройка компонента. Отслеживание текущих в представлении.</text:p>
        </text:list-item>
        <text:list-item>
          <text:p text:style-name="P7">Обработка ошибок при работе с базами данных в Qt и их детальная диагностика.</text:p>
        </text:list-item>
        <text:list-item>
          <text:p text:style-name="P7">Настройка заголовков в модели: присвоение собственных имён, скрытие <text:soft-page-break/>столбцов, изменение поведения столбцов.</text:p>
        </text:list-item>
        <text:list-item>
          <text:p text:style-name="P7">Определение и назначение модуля данных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 Light" style:font-size-asian="10.5pt" style:language-asian="zh" style:country-asian="CN" style:font-name-complex="DejaVu Sans Light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DejaVu Sans Light" style:font-size-asian="10.5pt" style:language-asian="zh" style:country-asian="CN" style:font-name-complex="DejaVu Sans Ligh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DejaVu Sans Light" style:font-family-complex="'DejaVu Sans Light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DejaVu Sans Light" style:font-family-complex="'DejaVu Sans Light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6T23:29:57</meta:creation-date>
    <meta:generator>LibreOffice/6.0.7.3$Linux_X86_64 LibreOffice_project/00m0$Build-3</meta:generator>
    <dc:date>2020-02-08T00:47:22.096357441</dc:date>
    <meta:editing-duration>PT3H10M42S</meta:editing-duration>
    <meta:editing-cycles>123</meta:editing-cycles>
    <meta:document-statistic meta:table-count="0" meta:image-count="0" meta:object-count="0" meta:page-count="2" meta:paragraph-count="27" meta:word-count="225" meta:character-count="1707" meta:non-whitespace-character-count="1520"/>
  </office:meta>
</office:document-meta>
</file>